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c59a" officeooo:paragraph-rsid="0004de64"/>
    </style:style>
    <style:style style:name="P2" style:family="paragraph" style:parent-style-name="Standard">
      <style:text-properties style:text-underline-style="solid" style:text-underline-width="auto" style:text-underline-color="font-color" officeooo:rsid="0014e1e4" officeooo:paragraph-rsid="0004de64"/>
    </style:style>
    <style:style style:name="P3" style:family="paragraph" style:parent-style-name="Standard">
      <style:text-properties style:text-underline-style="solid" style:text-underline-width="auto" style:text-underline-color="font-color" officeooo:rsid="0018c7a1" officeooo:paragraph-rsid="0004de64"/>
    </style:style>
    <style:style style:name="P4" style:family="paragraph" style:parent-style-name="Standard">
      <style:text-properties style:text-underline-style="solid" style:text-underline-width="auto" style:text-underline-color="font-color" officeooo:rsid="001cc59a" officeooo:paragraph-rsid="0004de64"/>
    </style:style>
    <style:style style:name="P5" style:family="paragraph" style:parent-style-name="Standard">
      <style:text-properties officeooo:rsid="0014e1e4" officeooo:paragraph-rsid="0004de64"/>
    </style:style>
    <style:style style:name="P6" style:family="paragraph" style:parent-style-name="Standard">
      <style:text-properties officeooo:rsid="0014e1e4" officeooo:paragraph-rsid="0008c15d"/>
    </style:style>
    <style:style style:name="P7" style:family="paragraph" style:parent-style-name="Standard">
      <style:text-properties officeooo:rsid="0017cf37" officeooo:paragraph-rsid="0004de64"/>
    </style:style>
    <style:style style:name="P8" style:family="paragraph" style:parent-style-name="Standard">
      <style:text-properties officeooo:rsid="0018c7a1" officeooo:paragraph-rsid="0004de64"/>
    </style:style>
    <style:style style:name="P9" style:family="paragraph" style:parent-style-name="Standard">
      <style:text-properties officeooo:rsid="00236d98" officeooo:paragraph-rsid="0008c15d"/>
    </style:style>
    <style:style style:name="T1" style:family="text">
      <style:text-properties officeooo:rsid="001e0a86"/>
    </style:style>
    <style:style style:name="T2" style:family="text">
      <style:text-properties officeooo:rsid="0019d0da"/>
    </style:style>
    <style:style style:name="T3" style:family="text">
      <style:text-properties officeooo:rsid="001bac6e"/>
    </style:style>
    <style:style style:name="T4" style:family="text">
      <style:text-properties officeooo:rsid="00068063"/>
    </style:style>
    <style:style style:name="T5" style:family="text">
      <style:text-properties officeooo:rsid="00071892"/>
    </style:style>
    <style:style style:name="T6" style:family="text">
      <style:text-properties officeooo:rsid="0008172b"/>
    </style:style>
    <style:style style:name="T7" style:family="text">
      <style:text-properties officeooo:rsid="0017cf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-Problématique :</text:p>
      <text:p text:style-name="P2"/>
      <text:p text:style-name="P5"><text:tab/>- Dans le TP<text:span text:style-name="T4">2 </text:span>l’objectif est de <text:span text:style-name="T4">fournir une implémentation pour le type abstrait LISTE en s’appuyant sur les spécifications Casl proposées en cours </text:span>et ensuite d’implémenter 5 opérations <text:span text:style-name="T5">sur les listes</text:span> (créer <text:span text:style-name="T5">la liste vide, construire une liste, retourner une liste sans son premier élément, retourner l’objet de premier rang d’une liste et calculer la taille d’une liste).</text:span></text:p>
      <text:p text:style-name="P7">Il s’agit donc de définir de manière concrète le type <text:span text:style-name="T6">abstrait Liste.</text:span></text:p>
      <text:p text:style-name="P6"><text:tab/>- <text:span text:style-name="T7">Il s’agit donc de définir de manière concrète le type abstrait Liste grâce a un langage de programmation en partant de la spécification formelle.</text:span></text:p>
      <text:p text:style-name="P9">On part d’une description abstraite (fichier .casl + cahier des charges) et on cherche a effectuer une description concrète (grâce a un langage de programmation, une exécution et une preuve).</text:p>
      <text:p text:style-name="P5"/>
      <text:p text:style-name="P3">II-Réalisation :</text:p>
      <text:p text:style-name="P3"/>
      <text:p text:style-name="P8"><text:tab/>- En premier lieu il s’agit de fournir une spécification (.casl) qui permet l’extraction de la structure, des opérations (signatures) et des propriétés (axiomes).</text:p>
      <text:p text:style-name="P8"><text:tab/>- On effectue ensuite la validation en ligne grâce a l’analyseur HETS, dans le cas présent la validation est réussie complète est cohérente. <text:span text:style-name="T2">(Voir Screenshot DOLIator)</text:span></text:p>
      <text:p text:style-name="P8"><text:tab/>- <text:span text:style-name="T3">On implémente ensuite en c en effectuant une description complète de la structure (typedef) et en implémentant les opérations de manières a respecter les propriétés. (Voir fichier interface .h, et fichier d’implémentation .c)</text:span></text:p>
      <text:p text:style-name="P8"><text:tab/>- <text:span text:style-name="T3">Enfin on effectue la vérification en c ; on s’assure que l’implémentation est correcte c’est a dire qu’elle respecte les propriétés.</text:span></text:p>
      <text:p text:style-name="P8"/>
      <text:p text:style-name="P4">III-Bilan/Conclusion :</text:p>
      <text:p text:style-name="P1"><text:tab/></text:p>
      <text:p text:style-name="P1"><text:tab/>- <text:span text:style-name="T1">Sur le plan théorique en réalisant ce TP on apprend les notions de spécification formelle de types de données abstraits et on apprend également a réaliser une preuve formelle de la conformité de l’implémentation <text:s/>conformément aux axiomes et propriétés.</text:span></text:p>
      <text:p text:style-name="P1"><text:tab/>- <text:span text:style-name="T1">Sur le plan de l’application des types abstraits on apprend via ce premier TP a appliqu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39:03.992268593</meta:creation-date>
    <dc:date>2018-12-07T10:55:54.339916541</dc:date>
    <meta:editing-duration>PT16M50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14" meta:word-count="295" meta:character-count="1878" meta:non-whitespace-character-count="1586"/>
  </office:meta>
</office:document-meta>
</file>